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arge Text with a contrast ratio between 3:1 and 4.5:1</text:p>
      <text:p text:style-name="Text_20_body">Bold Text with font size 14 with a contrast ratio between 3:1 and 4.5: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8e7706" loext:opacity="100%" fo:font-size="18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color="#8e7706" loext:opacity="100%" fo:font-size="14pt" fo:font-weight="bold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9T08:21:32.194547777</meta:creation-date>
    <dc:title>Test document for accessibility check</dc:title>
    <dc:date>2024-12-09T09:45:04.657855762</dc:date>
    <meta:editing-duration>PT7M59S</meta:editing-duration>
    <meta:editing-cycles>11</meta:editing-cycles>
    <meta:generator>LibreOfficeDev/25.8.0.0.alpha0$Linux_X86_64 LibreOffice_project/8f8a72dcaffd2cf12ff701c98c4881b9483cc358</meta:generator>
    <meta:document-statistic meta:table-count="0" meta:image-count="0" meta:object-count="0" meta:page-count="1" meta:paragraph-count="2" meta:word-count="24" meta:character-count="125" meta:non-whitespace-character-count="103"/>
  </office:meta>
</office:document-meta>
</file>